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none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A2" style:family="table-cell">
      <style:table-cell-properties fo:padding="0.097cm" fo:border-left="0.05pt solid #000000" fo:border-right="none" fo:border-top="none" fo:border-bottom="none"/>
    </style:style>
    <style:style style:name="Tabla1.B2" style:family="table-cell">
      <style:table-cell-properties fo:padding="0.097cm" fo:border-left="0.05pt solid #000000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none"/>
    </style:style>
    <style:style style:name="Tabla2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none" fo:border-top="none" fo:border-bottom="none"/>
    </style:style>
    <style:style style:name="Tabla2.B2" style:family="table-cell">
      <style:table-cell-properties fo:padding="0.097cm" fo:border-left="0.05pt solid #000000" fo:border-right="0.05pt solid #000000" fo:border-top="none" fo:border-bottom="none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none" fo:border-top="none" fo:border-bottom="none"/>
    </style:style>
    <style:style style:name="Tabla3.B2" style:family="table-cell">
      <style:table-cell-properties fo:padding="0.097cm" fo:border-left="0.05pt solid #000000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B2" style:family="table-cell">
      <style:table-cell-properties fo:padding="0.097cm" fo:border-left="0.05pt solid #000000" fo:border-right="0.05pt solid #000000" fo:border-top="none" fo:border-bottom="none"/>
    </style:style>
    <style:style style:name="Tabla4.A8" style:family="table-cell">
      <style:table-cell-properties fo:padding="0.097cm" fo:border-left="0.05pt solid #000000" fo:border-right="none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none"/>
    </style:style>
    <style:style style:name="Tabla5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0.05pt solid #000000" fo:border-right="0.05pt solid #000000" fo:border-top="none" fo:border-bottom="none"/>
    </style:style>
    <style:style style:name="Tabla5.A12" style:family="table-cell">
      <style:table-cell-properties fo:padding="0.097cm" fo:border-left="0.05pt solid #000000" fo:border-right="none" fo:border-top="none" fo:border-bottom="0.05pt solid #000000"/>
    </style:style>
    <style:style style:name="Tab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none" fo:border-top="none" fo:border-bottom="none"/>
    </style:style>
    <style:style style:name="Tabla6.B2" style:family="table-cell">
      <style:table-cell-properties fo:padding="0.097cm" fo:border-left="0.05pt solid #000000" fo:border-right="0.05pt solid #000000" fo:border-top="none" fo:border-bottom="none"/>
    </style:style>
    <style:style style:name="Tabla6.A8" style:family="table-cell">
      <style:table-cell-properties fo:padding="0.097cm" fo:border-left="0.05pt solid #000000" fo:border-right="none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-left="0.05pt solid #000000" fo:border-right="none" fo:border-top="0.05pt solid #000000" fo:border-bottom="none"/>
    </style:style>
    <style:style style:name="Tabla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.A2" style:family="table-cell">
      <style:table-cell-properties fo:padding="0.097cm" fo:border-left="0.05pt solid #000000" fo:border-right="none" fo:border-top="none" fo:border-bottom="none"/>
    </style:style>
    <style:style style:name="Tabla7.B2" style:family="table-cell">
      <style:table-cell-properties fo:padding="0.097cm" fo:border-left="0.05pt solid #000000" fo:border-right="0.05pt solid #000000" fo:border-top="none" fo:border-bottom="none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65bff" officeooo:paragraph-rsid="00165bf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5bff" officeooo:paragraph-rsid="00165b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65bff" officeooo:paragraph-rsid="0017205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65bff" officeooo:paragraph-rsid="0018e2a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65bff" officeooo:paragraph-rsid="00192c0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65bff" officeooo:paragraph-rsid="0019548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5bff" officeooo:paragraph-rsid="001b483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65bff" officeooo:paragraph-rsid="001b4ffd" style:font-weight-asian="bold" style:font-weight-complex="bold"/>
    </style:style>
    <style:style style:name="P9" style:family="paragraph" style:parent-style-name="Standard" style:list-style-name="L6">
      <style:paragraph-properties fo:text-align="start" style:justify-single-word="false"/>
      <style:text-properties fo:font-weight="bold" officeooo:paragraph-rsid="00192c0c" style:font-weight-asian="bold" style:font-weight-complex="bold"/>
    </style:style>
    <style:style style:name="P10" style:family="paragraph" style:parent-style-name="Standard" style:list-style-name="L7">
      <style:paragraph-properties fo:text-align="start" style:justify-single-word="false"/>
      <style:text-properties fo:font-weight="bold" officeooo:paragraph-rsid="00192c0c" style:font-weight-asian="bold" style:font-weight-complex="bold"/>
    </style:style>
    <style:style style:name="P11" style:family="paragraph" style:parent-style-name="Standard" style:list-style-name="L7">
      <style:paragraph-properties fo:text-align="start" style:justify-single-word="false"/>
      <style:text-properties fo:font-weight="bold" officeooo:paragraph-rsid="00195486" style:font-weight-asian="bold" style:font-weight-complex="bold"/>
    </style:style>
    <style:style style:name="P12" style:family="paragraph" style:parent-style-name="Standard" style:list-style-name="L8">
      <style:paragraph-properties fo:text-align="start" style:justify-single-word="false"/>
      <style:text-properties fo:font-weight="bold" officeooo:paragraph-rsid="001b4838" style:font-weight-asian="bold" style:font-weight-complex="bold"/>
    </style:style>
    <style:style style:name="P13" style:family="paragraph" style:parent-style-name="Standard" style:list-style-name="L10">
      <style:paragraph-properties fo:text-align="start" style:justify-single-word="false"/>
      <style:text-properties fo:font-weight="bold" officeooo:paragraph-rsid="001b4ffd" style:font-weight-asian="bold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font-weight="bold" officeooo:rsid="00195486" officeooo:paragraph-rsid="00195486" style:font-weight-asian="bold" style:font-weight-complex="bold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bold" officeooo:rsid="00195486" officeooo:paragraph-rsid="001b4838" style:font-weight-asian="bold" style:font-weight-complex="bold"/>
    </style:style>
    <style:style style:name="P16" style:family="paragraph" style:parent-style-name="Standard" style:list-style-name="L10">
      <style:paragraph-properties fo:text-align="start" style:justify-single-word="false"/>
      <style:text-properties fo:font-weight="bold" officeooo:rsid="00195486" officeooo:paragraph-rsid="001b4ff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1b4ffd" officeooo:paragraph-rsid="001b4ff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ff0000" fo:font-size="18pt" fo:font-weight="bold" officeooo:rsid="00165bff" officeooo:paragraph-rsid="00165bff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72059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92c0c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65bff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172059"/>
    </style:style>
    <style:style style:name="P23" style:family="paragraph" style:parent-style-name="Standard">
      <style:paragraph-properties fo:text-align="start" style:justify-single-word="false"/>
      <style:text-properties officeooo:paragraph-rsid="00172059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172059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192c0c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72059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192c0c"/>
    </style:style>
    <style:style style:name="P28" style:family="paragraph" style:parent-style-name="Standard">
      <style:paragraph-properties fo:text-align="start" style:justify-single-word="false"/>
      <style:text-properties officeooo:paragraph-rsid="00192c0c"/>
    </style:style>
    <style:style style:name="P29" style:family="paragraph" style:parent-style-name="Standard" style:list-style-name="L7">
      <style:paragraph-properties fo:text-align="start" style:justify-single-word="false"/>
      <style:text-properties officeooo:paragraph-rsid="00192c0c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195486"/>
    </style:style>
    <style:style style:name="P31" style:family="paragraph" style:parent-style-name="Standard" style:list-style-name="L8">
      <style:paragraph-properties fo:text-align="start" style:justify-single-word="false"/>
      <style:text-properties officeooo:paragraph-rsid="001b4838"/>
    </style:style>
    <style:style style:name="P32" style:family="paragraph" style:parent-style-name="Standard">
      <style:paragraph-properties fo:text-align="start" style:justify-single-word="false"/>
      <style:text-properties officeooo:paragraph-rsid="001b4838"/>
    </style:style>
    <style:style style:name="P33" style:family="paragraph" style:parent-style-name="Standard" style:list-style-name="L9">
      <style:paragraph-properties fo:text-align="start" style:justify-single-word="false"/>
      <style:text-properties officeooo:paragraph-rsid="001b4838"/>
    </style:style>
    <style:style style:name="P34" style:family="paragraph" style:parent-style-name="Standard" style:list-style-name="L9">
      <style:paragraph-properties fo:text-align="start" style:justify-single-word="false"/>
      <style:text-properties officeooo:paragraph-rsid="001b4ffd"/>
    </style:style>
    <style:style style:name="P35" style:family="paragraph" style:parent-style-name="Standard" style:list-style-name="L10">
      <style:paragraph-properties fo:text-align="start" style:justify-single-word="false"/>
      <style:text-properties officeooo:paragraph-rsid="001b4ffd"/>
    </style:style>
    <style:style style:name="P36" style:family="paragraph" style:parent-style-name="Standard">
      <style:paragraph-properties fo:text-align="start" style:justify-single-word="false"/>
      <style:text-properties officeooo:paragraph-rsid="001b4ffd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bold" officeooo:rsid="00165bff" officeooo:paragraph-rsid="00165bff" style:font-weight-asian="bold" style:font-weight-complex="bold"/>
    </style:style>
    <style:style style:name="P38" style:family="paragraph" style:parent-style-name="Standard" style:list-style-name="L7">
      <style:paragraph-properties fo:text-align="start" style:justify-single-word="false"/>
      <style:text-properties officeooo:rsid="00192c0c" officeooo:paragraph-rsid="00192c0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2059" style:font-weight-asian="normal" style:font-weight-complex="normal"/>
    </style:style>
    <style:style style:name="T3" style:family="text">
      <style:text-properties fo:font-weight="normal" officeooo:rsid="00187e35" style:font-weight-asian="normal" style:font-weight-complex="normal"/>
    </style:style>
    <style:style style:name="T4" style:family="text">
      <style:text-properties fo:font-weight="normal" officeooo:rsid="00192c0c" style:font-weight-asian="normal" style:font-weight-complex="normal"/>
    </style:style>
    <style:style style:name="T5" style:family="text">
      <style:text-properties fo:font-weight="normal" officeooo:rsid="001b4838" style:font-weight-asian="normal" style:font-weight-complex="normal"/>
    </style:style>
    <style:style style:name="T6" style:family="text">
      <style:text-properties fo:font-weight="normal" officeooo:rsid="001b4ffd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officeooo:rsid="00165bff" style:font-weight-asian="bold" style:font-weight-complex="bold"/>
    </style:style>
    <style:style style:name="T9" style:family="text">
      <style:text-properties fo:font-weight="bold" officeooo:rsid="00165bff" style:font-weight-asian="bold" style:font-weight-complex="bold"/>
    </style:style>
    <style:style style:name="T10" style:family="text">
      <style:text-properties fo:font-weight="bold" officeooo:rsid="00172059" style:font-weight-asian="bold" style:font-weight-complex="bold"/>
    </style:style>
    <style:style style:name="T11" style:family="text">
      <style:text-properties fo:font-weight="bold" officeooo:rsid="0018e2ab" style:font-weight-asian="bold" style:font-weight-complex="bold"/>
    </style:style>
    <style:style style:name="T12" style:family="text">
      <style:text-properties fo:font-weight="bold" officeooo:rsid="00192c0c" style:font-weight-asian="bold" style:font-weight-complex="bold"/>
    </style:style>
    <style:style style:name="T13" style:family="text">
      <style:text-properties fo:font-weight="bold" officeooo:rsid="00195486" style:font-weight-asian="bold" style:font-weight-complex="bold"/>
    </style:style>
    <style:style style:name="T14" style:family="text">
      <style:text-properties fo:font-weight="bold" officeooo:rsid="001b4ffd" style:font-weight-asian="bold" style:font-weight-complex="bold"/>
    </style:style>
    <style:style style:name="T15" style:family="text">
      <style:text-properties style:text-underline-style="none" fo:font-weight="bold" officeooo:rsid="00165bff" style:font-weight-asian="bold" style:font-weight-complex="bold"/>
    </style:style>
    <style:style style:name="T16" style:family="text">
      <style:text-properties style:text-underline-style="none" fo:font-weight="bold" officeooo:rsid="00172059" style:font-weight-asian="bold" style:font-weight-complex="bold"/>
    </style:style>
    <style:style style:name="T17" style:family="text">
      <style:text-properties style:text-underline-style="none" fo:font-weight="bold" officeooo:rsid="0018e2ab" style:font-weight-asian="bold" style:font-weight-complex="bold"/>
    </style:style>
    <style:style style:name="T18" style:family="text">
      <style:text-properties style:text-underline-style="none" fo:font-weight="bold" officeooo:rsid="00192c0c" style:font-weight-asian="bold" style:font-weight-complex="bold"/>
    </style:style>
    <style:style style:name="T19" style:family="text">
      <style:text-properties style:text-underline-style="none" fo:font-weight="bold" officeooo:rsid="001b4ffd" style:font-weight-asian="bold" style:font-weight-complex="bold"/>
    </style:style>
    <style:style style:name="T20" style:family="text">
      <style:text-properties officeooo:rsid="0018e2ab"/>
    </style:style>
    <style:style style:name="T21" style:family="text">
      <style:text-properties officeooo:rsid="00192c0c"/>
    </style:style>
    <style:style style:name="T22" style:family="text">
      <style:text-properties fo:font-style="normal" fo:font-weight="normal" officeooo:rsid="00192c0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b483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b4ffd" style:font-style-asian="normal" style:font-weight-asian="normal" style:font-style-complex="normal" style:font-weight-complex="normal"/>
    </style:style>
    <style:style style:name="T25" style:family="text">
      <style:text-properties officeooo:rsid="00195486"/>
    </style:style>
    <style:style style:name="T26" style:family="text">
      <style:text-properties officeooo:rsid="001b4838"/>
    </style:style>
    <style:style style:name="T27" style:family="text">
      <style:text-properties officeooo:rsid="001b4ff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estor de reservas para una agencia de viaje </text:p>
      <text:p text:style-name="P1"/>
      <text:p text:style-name="P1"/>
      <text:p text:style-name="P1">Casos de Uso</text:p>
      <text:p text:style-name="P1"/>
      <text:p text:style-name="P2">Actores: <text:span text:style-name="T1">Existen dos tipos de actores, el administrador y el vendedor, ambos interactuarán directamente con el sistema, pero el administrador será el único de realizar las alta de usuarios, altas de vuelos.</text:span></text:p>
      <text:p text:style-name="P2"><text:span text:style-name="T1">El vendedor se va a encargar de despachar el vuelo, vender vuelos, facturación.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Casos de Uso: <text:span text:style-name="T1">Alta Usuario</text:span></text:p>
      <text:p text:style-name="P2">Actor: <text:span text:style-name="T1">Administrador </text:span></text:p>
      <text:p text:style-name="P2">Propósito: <text:span text:style-name="T1">Registro de un nuevo usuario en el sistema</text:span> </text:p>
      <text:p text:style-name="P2">Precondición: <text:span text:style-name="T1">Debe de existir un usuario tipo administrador registrado en el sistema</text:span> </text:p>
      <text:p text:style-name="P2">Curso normal 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"><text:span text:style-name="T7">Acciones del actor</text:span> <text:s text:c="2"/></text:p>
          </table:table-cell>
          <table:table-cell table:style-name="Tabla1.B1" office:value-type="string">
            <text:p text:style-name="P37">Respuesta del sistema </text:p>
          </table:table-cell>
        </table:table-row>
        <table:table-row>
          <table:table-cell table:style-name="Tabla1.A2" office:value-type="string">
            <text:list xml:id="list1138539995" text:style-name="L1">
              <text:list-item>
                <text:p text:style-name="P21"><text:span text:style-name="T9">El actor llena el campo DNI del usuario y le da al enter.</text:span></text:p>
              </text:list-item>
            </text:list>
          </table:table-cell>
          <table:table-cell table:style-name="Tabla1.B2" office:value-type="string">
            <text:list xml:id="list185728887902628" text:continue-numbering="true" text:style-name="L1">
              <text:list-header>
                <text:p text:style-name="P21"><text:span text:style-name="T15"/></text:p>
              </text:list-header>
            </text:list>
          </table:table-cell>
        </table:table-row>
        <table:table-row>
          <table:table-cell table:style-name="Tabla1.A2" office:value-type="string">
            <text:list xml:id="list185727733953580" text:continue-numbering="true" text:style-name="L1">
              <text:list-header>
                <text:p text:style-name="P21"/>
              </text:list-header>
            </text:list>
          </table:table-cell>
          <table:table-cell table:style-name="Tabla1.B2" office:value-type="string">
            <text:list xml:id="list185728744241963" text:continue-numbering="true" text:style-name="L1">
              <text:list-item>
                <text:p text:style-name="P21"><text:span text:style-name="T15">El sistema comprueba que el DNI exista, en caso de no existir habilita los campos de datos de usuario. </text:span></text:p>
              </text:list-item>
            </text:list>
          </table:table-cell>
        </table:table-row>
        <table:table-row>
          <table:table-cell table:style-name="Tabla1.A2" office:value-type="string">
            <text:list xml:id="list185728254065652" text:continue-numbering="true" text:style-name="L1">
              <text:list-item>
                <text:p text:style-name="P21"><text:span text:style-name="T9">El actor introduce los datos del usuario y le da al botón de guardar.</text:span></text:p>
              </text:list-item>
            </text:list>
          </table:table-cell>
          <table:table-cell table:style-name="Tabla1.B2" office:value-type="string">
            <text:list xml:id="list185728615675583" text:continue-numbering="true" text:style-name="L1">
              <text:list-header>
                <text:p text:style-name="P21"/>
              </text:list-header>
            </text:list>
          </table:table-cell>
        </table:table-row>
        <table:table-row>
          <table:table-cell table:style-name="Tabla1.A5" office:value-type="string">
            <text:list xml:id="list185729246726791" text:continue-numbering="true" text:style-name="L1">
              <text:list-header>
                <text:p text:style-name="P21"/>
              </text:list-header>
            </text:list>
          </table:table-cell>
          <table:table-cell table:style-name="Tabla1.B5" office:value-type="string">
            <text:list xml:id="list185728045264071" text:continue-numbering="true" text:style-name="L1">
              <text:list-item>
                <text:p text:style-name="P21"><text:span text:style-name="T9">El sistema comprueba que el usuario no exista, en caso de no existir lo guarda. </text:span></text:p>
              </text:list-item>
            </text:list>
          </table:table-cell>
        </table:table-row>
      </table:table>
      <text:p text:style-name="P2"/>
      <text:p text:style-name="P2"><text:s text:c="37"/></text:p>
      <text:p text:style-name="P2">Curso alternativo</text:p>
      <text:p text:style-name="P2">2.-El sistema lanza un mensaje de error si: existe un usuario registrado. </text:p>
      <text:p text:style-name="P2">4.-El sistema lanza un mensaje de error si: los campos de nombre, apellidos, teléfono, email, usuario, contraseña están vacíos. Y si el campo de estado y permisos no contienen ninguno de los valores de [alta usuario o baja usuario] y [administrador o usuario limitado] respectivamente. </text:p>
      <text:p text:style-name="P2">4.-En caso de que el actor le dé al botón de cancelar, se cancela la operación y se va a la pantalla inicial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oft-page-break/>Casos de Uso: <text:span text:style-name="T2">Modificar</text:span><text:span text:style-name="T1"> Usuario</text:span></text:p>
      <text:p text:style-name="P3">Actor: <text:span text:style-name="T1">Administrador </text:span></text:p>
      <text:p text:style-name="P23"><text:span text:style-name="T9">Propósito: </text:span><text:span text:style-name="T1">Modificación de los datos de un usuario del sistema </text:span><text:span text:style-name="T9"><text:s/></text:span></text:p>
      <text:p text:style-name="P23"><text:span text:style-name="T9">Precondición: </text:span><text:span text:style-name="T1">Debe de existir un usuario tipo administrador registrado e identificado en el sistema </text:span><text:span text:style-name="T9"><text:s/></text:span></text:p>
      <text:p text:style-name="P3">Curso normal 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3"><text:span text:style-name="T7">Acciones del actor</text:span> <text:s text:c="2"/></text:p>
          </table:table-cell>
          <table:table-cell table:style-name="Tabla2.B1" office:value-type="string">
            <text:p text:style-name="P19"><text:span text:style-name="T9">Respuesta del sistema </text:span></text:p>
          </table:table-cell>
        </table:table-row>
        <table:table-row>
          <table:table-cell table:style-name="Tabla2.A2" office:value-type="string">
            <text:list xml:id="list2231795880" text:style-name="L4">
              <text:list-item>
                <text:p text:style-name="P24"><text:span text:style-name="T9">El actor desea modificar los datos de un usuario en el sistema. </text:span></text:p>
              </text:list-item>
            </text:list>
          </table:table-cell>
          <table:table-cell table:style-name="Tabla2.B2" office:value-type="string">
            <text:list xml:id="list185729276967514" text:continue-list="list185728045264071" text:style-name="L1">
              <text:list-header>
                <text:p text:style-name="P22"><text:span text:style-name="T15"/></text:p>
              </text:list-header>
            </text:list>
          </table:table-cell>
        </table:table-row>
        <table:table-row>
          <table:table-cell table:style-name="Tabla2.A2" office:value-type="string">
            <text:list xml:id="list185728402433140" text:continue-numbering="true" text:style-name="L1">
              <text:list-header>
                <text:p text:style-name="P22"/>
              </text:list-header>
            </text:list>
          </table:table-cell>
          <table:table-cell table:style-name="Tabla2.B2" office:value-type="string">
            <text:list xml:id="list185728226239338" text:continue-numbering="true" text:style-name="L1">
              <text:list-header>
                <text:p text:style-name="P22"><text:span text:style-name="T16">2. <text:s text:c="3"/></text:span><text:span text:style-name="T15">El sistema muestra una lista de usuarios registrados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185728662714553" text:continue-numbering="true" text:style-name="L1">
              <text:list-header>
                <text:p text:style-name="P22"><text:span text:style-name="T10">3. <text:s text:c="2"/></text:span><text:span text:style-name="T9">El actor observa la lista de usuarios y selecciona el usuario a modificar. </text:span></text:p>
              </text:list-header>
            </text:list>
          </table:table-cell>
          <table:table-cell table:style-name="Tabla2.B2" office:value-type="string">
            <text:list xml:id="list185728270234178" text:continue-numbering="true" text:style-name="L1">
              <text:list-header>
                <text:p text:style-name="P22"/>
              </text:list-header>
            </text:list>
          </table:table-cell>
        </table:table-row>
        <table:table-row>
          <table:table-cell table:style-name="Tabla2.A2" office:value-type="string">
            <text:list xml:id="list185729122399879" text:continue-numbering="true" text:style-name="L1">
              <text:list-header>
                <text:p text:style-name="P22"/>
              </text:list-header>
            </text:list>
          </table:table-cell>
          <table:table-cell table:style-name="Tabla2.B2" office:value-type="string">
            <text:list xml:id="list185727381586777" text:continue-numbering="true" text:style-name="L1">
              <text:list-header>
                <text:p text:style-name="P22"><text:span text:style-name="T10">4. <text:s text:c="2"/></text:span><text:span text:style-name="T9">El sistema muestra por pantalla los datos del usuario a modificar. 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185729056033399" text:continue-numbering="true" text:style-name="L1">
              <text:list-item>
                <text:p text:style-name="P22">El actor modifica los datos que desea. </text:p>
              </text:list-item>
            </text:list>
          </table:table-cell>
          <table:table-cell table:style-name="Tabla2.B2" office:value-type="string">
            <text:list xml:id="list185728767340105" text:continue-numbering="true" text:style-name="L1">
              <text:list-item>
                <text:p text:style-name="P22">-El sistema valida los datos introducidos. </text:p>
              </text:list-item>
            </text:list>
          </table:table-cell>
        </table:table-row>
        <table:table-row>
          <table:table-cell table:style-name="Tabla2.A7" office:value-type="string">
            <text:list xml:id="list185728982246830" text:continue-numbering="true" text:style-name="L1">
              <text:list-header>
                <text:p text:style-name="P22"/>
              </text:list-header>
            </text:list>
          </table:table-cell>
          <table:table-cell table:style-name="Tabla2.B7" office:value-type="string">
            <text:list xml:id="list185729200474519" text:continue-numbering="true" text:style-name="L1">
              <text:list-item>
                <text:p text:style-name="P22">-El sistema modifica los datos asociados al usuario por los datos introducidos. </text:p>
              </text:list-item>
            </text:list>
          </table:table-cell>
        </table:table-row>
      </table:table>
      <text:p text:style-name="P3"/>
      <text:p text:style-name="P3"><text:s text:c="37"/></text:p>
      <text:p text:style-name="P3">Curso alternativo </text:p>
      <text:p text:style-name="P3">6<text:span text:style-name="T1">.</text:span>-El sistema lanza un mensaje de error si: los datos introducidos por el actor son incorrectos. </text:p>
      <text:p text:style-name="P3">7.-En caso de que el actor le dé al botón de cancelar, se cancela la operación y se va a la pantalla inicial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asos de Uso: <text:span text:style-name="T3">Alta de vuelos</text:span></text:p>
      <text:p text:style-name="P3">Actor: <text:span text:style-name="T1">Administrador </text:span></text:p>
      <text:p text:style-name="P23"><text:span text:style-name="T9">Propósito: </text:span><text:span text:style-name="T3">Registro de un nuevo vuelo en el sistema</text:span><text:span text:style-name="T9"> </text:span></text:p>
      <text:p text:style-name="P23"><text:span text:style-name="T9">Precondición: </text:span><text:span text:style-name="T3">Ninguna </text:span><text:span text:style-name="T9"><text:s/></text:span></text:p>
      <text:p text:style-name="P3">Curso normal 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3"><text:span text:style-name="T7">Acciones del actor</text:span> <text:s text:c="2"/></text:p>
          </table:table-cell>
          <table:table-cell table:style-name="Tabla3.B1" office:value-type="string">
            <text:p text:style-name="P19"><text:span text:style-name="T9">Respuesta del sistema </text:span></text:p>
          </table:table-cell>
        </table:table-row>
        <table:table-row>
          <table:table-cell table:style-name="Tabla3.A2" office:value-type="string">
            <text:list xml:id="list185727667701346" text:continue-list="list2231795880" text:style-name="L4">
              <text:list-item text:start-value="1">
                <text:p text:style-name="P24"><text:span text:style-name="T9">El actor </text:span><text:span text:style-name="T11">llena los datos del vuelo</text:span></text:p>
              </text:list-item>
            </text:list>
          </table:table-cell>
          <table:table-cell table:style-name="Tabla3.B2" office:value-type="string">
            <text:list xml:id="list3091091214" text:style-name="L5">
              <text:list-header>
                <text:p text:style-name="P26"><text:span text:style-name="T15"/></text:p>
              </text:list-header>
            </text:list>
          </table:table-cell>
        </table:table-row>
        <table:table-row>
          <table:table-cell table:style-name="Tabla3.A2" office:value-type="string">
            <text:list xml:id="list185727728457691" text:continue-numbering="true" text:style-name="L5">
              <text:list-header>
                <text:p text:style-name="P26"/>
              </text:list-header>
            </text:list>
          </table:table-cell>
          <table:table-cell table:style-name="Tabla3.B2" office:value-type="string">
            <text:list xml:id="list185729236788873" text:continue-numbering="true" text:style-name="L5">
              <text:list-header>
                <text:p text:style-name="P26"><text:span text:style-name="T16">2. <text:s text:c="3"/></text:span><text:span text:style-name="T15">El sistema </text:span><text:span text:style-name="T17">comprueba </text:span><text:span text:style-name="T15"><text:s/></text:span><text:span text:style-name="T17">que exista algunos de los valores que estuvo ingresando, como modelo de avión, rutas, etc. En caso de no existir habrá que darle de alta a esos nuevos datos ingresados</text:span></text:p>
              </text:list-header>
            </text:list>
          </table:table-cell>
        </table:table-row>
        <table:table-row>
          <table:table-cell table:style-name="Tabla3.A2" office:value-type="string">
            <text:list xml:id="list185727318946632" text:continue-numbering="true" text:style-name="L5">
              <text:list-header>
                <text:p text:style-name="P26"><text:span text:style-name="T10">3. <text:s text:c="2"/></text:span><text:span text:style-name="T11">El actor introduce todos los campos y le da al botón guardar</text:span></text:p>
              </text:list-header>
            </text:list>
          </table:table-cell>
          <table:table-cell table:style-name="Tabla3.B2" office:value-type="string">
            <text:list xml:id="list185727811691291" text:continue-numbering="true" text:style-name="L5">
              <text:list-header>
                <text:p text:style-name="P26"/>
              </text:list-header>
            </text:list>
          </table:table-cell>
        </table:table-row>
        <table:table-row>
          <table:table-cell table:style-name="Tabla3.A5" office:value-type="string">
            <text:list xml:id="list185727721236659" text:continue-numbering="true" text:style-name="L5">
              <text:list-header>
                <text:p text:style-name="P26"/>
              </text:list-header>
            </text:list>
          </table:table-cell>
          <table:table-cell table:style-name="Tabla3.B5" office:value-type="string">
            <text:list xml:id="list185728637929111" text:continue-numbering="true" text:style-name="L5">
              <text:list-header>
                <text:p text:style-name="P26"><text:span text:style-name="T10">4. <text:s text:c="2"/></text:span><text:span text:style-name="T11">El sistema comprueba que <text:s/>exista el vuelo, en caso de <text:s/>no existir, lo guarda</text:span></text:p>
              </text:list-header>
            </text:list>
          </table:table-cell>
        </table:table-row>
      </table:table>
      <text:p text:style-name="P3"/>
      <text:p text:style-name="P3"><text:s text:c="37"/></text:p>
      <text:p text:style-name="P4">Curso alternativo </text:p>
      <text:p text:style-name="P4">2.-El sistema lanza un mensaje de error si: existe un <text:span text:style-name="T20">vuelo</text:span> registrado. </text:p>
      <text:p text:style-name="P4">4.-El sistema lanza un mensaje de error si: los campos de <text:span text:style-name="T20">vuelo</text:span>, <text:span text:style-name="T20">rutas</text:span>, <text:span text:style-name="T20">modelo de avión </text:span></text:p>
      <text:p text:style-name="P4"><text:s/>4.-En caso de que el actor le dé al botón de cancelar, se cancela la operación y se va a la pantalla inicial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Casos de Uso: <text:span text:style-name="T22">Modificar</text:span><text:span text:style-name="T3"> de vuelos</text:span></text:p>
      <text:p text:style-name="P5">Actor: <text:span text:style-name="T1">Administrador </text:span></text:p>
      <text:p text:style-name="P28"><text:span text:style-name="T9">Propósito: </text:span><text:span text:style-name="T4">Modificar</text:span><text:span text:style-name="T3"> </text:span><text:span text:style-name="T4">de los datos de un vuelo en el sistema</text:span></text:p>
      <text:p text:style-name="P28"><text:span text:style-name="T9">Precondición: </text:span><text:span text:style-name="T3">El </text:span><text:span text:style-name="T4">vuelo debe estar </text:span><text:span text:style-name="T3"><text:s/>registrado e identificado en el sistem</text:span><text:span text:style-name="T4">a</text:span></text:p>
      <text:p text:style-name="P28"><text:span text:style-name="T4"/></text:p>
      <text:p text:style-name="P28"><text:span text:style-name="T4"/></text:p>
      <text:p text:style-name="P5">Curso normal 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5"><text:span text:style-name="T7">Acciones del actor</text:span> <text:s text:c="2"/></text:p>
          </table:table-cell>
          <table:table-cell table:style-name="Tabla4.B1" office:value-type="string">
            <text:p text:style-name="P20"><text:span text:style-name="T9">Respuesta del sistema </text:span></text:p>
          </table:table-cell>
        </table:table-row>
        <table:table-row>
          <table:table-cell table:style-name="Tabla4.A2" office:value-type="string">
            <text:list xml:id="list185727359335548" text:continue-list="list185727667701346" text:style-name="L4">
              <text:list-item text:start-value="1">
                <text:p text:style-name="P25"><text:span text:style-name="T9">El actor </text:span><text:span text:style-name="T12">desea modificar</text:span><text:span text:style-name="T11"> los datos de</text:span><text:span text:style-name="T12">l</text:span><text:span text:style-name="T11"> vuelo</text:span></text:p>
              </text:list-item>
            </text:list>
          </table:table-cell>
          <table:table-cell table:style-name="Tabla4.B2" office:value-type="string">
            <text:list xml:id="list3099263579" text:style-name="L6">
              <text:list-header>
                <text:p text:style-name="P27"><text:span text:style-name="T15"/></text:p>
              </text:list-header>
            </text:list>
          </table:table-cell>
        </table:table-row>
        <table:table-row>
          <table:table-cell table:style-name="Tabla4.A2" office:value-type="string">
            <text:list xml:id="list185729264104125" text:continue-numbering="true" text:style-name="L6">
              <text:list-header>
                <text:p text:style-name="P27"/>
              </text:list-header>
            </text:list>
          </table:table-cell>
          <table:table-cell table:style-name="Tabla4.B2" office:value-type="string">
            <text:list xml:id="list185727881168239" text:continue-numbering="true" text:style-name="L6">
              <text:list-header>
                <text:p text:style-name="P27"><text:span text:style-name="T16">2. <text:s text:c="3"/></text:span><text:span text:style-name="T15">El sistema </text:span><text:span text:style-name="T18">muestra una lista de vuelos registrados en el sistema</text:span></text:p>
              </text:list-header>
            </text:list>
          </table:table-cell>
        </table:table-row>
        <table:table-row>
          <table:table-cell table:style-name="Tabla4.A2" office:value-type="string">
            <text:list xml:id="list185729172117375" text:continue-numbering="true" text:style-name="L6">
              <text:list-header>
                <text:p text:style-name="P27"><text:span text:style-name="T10">3. <text:s text:c="2"/></text:span><text:span text:style-name="T11">El actor </text:span><text:span text:style-name="T12">observa la lista de vuelos y selecciona el vuelo a modificar</text:span></text:p>
              </text:list-header>
            </text:list>
          </table:table-cell>
          <table:table-cell table:style-name="Tabla4.B2" office:value-type="string">
            <text:list xml:id="list185729348265092" text:continue-numbering="true" text:style-name="L6">
              <text:list-header>
                <text:p text:style-name="P27"/>
              </text:list-header>
            </text:list>
          </table:table-cell>
        </table:table-row>
        <table:table-row>
          <table:table-cell table:style-name="Tabla4.A2" office:value-type="string">
            <text:list xml:id="list185728899650702" text:continue-numbering="true" text:style-name="L6">
              <text:list-header>
                <text:p text:style-name="P27"/>
              </text:list-header>
            </text:list>
          </table:table-cell>
          <table:table-cell table:style-name="Tabla4.B2" office:value-type="string">
            <text:list xml:id="list185727403434480" text:continue-numbering="true" text:style-name="L6">
              <text:list-header>
                <text:p text:style-name="P27"><text:span text:style-name="T10">4. <text:s text:c="2"/></text:span><text:span text:style-name="T11">El sistema </text:span><text:span text:style-name="T12">muestra por pantalla el vuelo a modificar</text:span></text:p>
              </text:list-header>
            </text:list>
          </table:table-cell>
        </table:table-row>
        <table:table-row>
          <table:table-cell table:style-name="Tabla4.A2" office:value-type="string">
            <text:list xml:id="list185729156489249" text:continue-numbering="true" text:style-name="L6">
              <text:list-header>
                <text:p text:style-name="P9">5.-El actor modifica los datos que desea. </text:p>
              </text:list-header>
            </text:list>
          </table:table-cell>
          <table:table-cell table:style-name="Tabla4.B2" office:value-type="string">
            <text:list xml:id="list185727413698701" text:continue-numbering="true" text:style-name="L6">
              <text:list-header>
                <text:p text:style-name="P27"/>
              </text:list-header>
            </text:list>
          </table:table-cell>
        </table:table-row>
        <table:table-row>
          <table:table-cell table:style-name="Tabla4.A2" office:value-type="string">
            <text:list xml:id="list185727457300969" text:continue-numbering="true" text:style-name="L6">
              <text:list-header>
                <text:p text:style-name="P27"/>
              </text:list-header>
            </text:list>
          </table:table-cell>
          <table:table-cell table:style-name="Tabla4.B2" office:value-type="string">
            <text:list xml:id="list185727659451043" text:continue-numbering="true" text:style-name="L6">
              <text:list-header>
                <text:p text:style-name="P9">6. <text:s text:c="2"/>El sistema valida los datos introducidos. </text:p>
              </text:list-header>
            </text:list>
          </table:table-cell>
        </table:table-row>
        <table:table-row>
          <table:table-cell table:style-name="Tabla4.A8" office:value-type="string">
            <text:list xml:id="list185728289388127" text:continue-numbering="true" text:style-name="L6">
              <text:list-header>
                <text:p text:style-name="P27"/>
              </text:list-header>
            </text:list>
          </table:table-cell>
          <table:table-cell table:style-name="Tabla4.B8" office:value-type="string">
            <text:list xml:id="list185727379880698" text:continue-numbering="true" text:style-name="L6">
              <text:list-header>
                <text:p text:style-name="P9">7. <text:s/>El sistema modifica los datos asociados al <text:span text:style-name="T21">vuelo </text:span><text:s/>por los datos introducidos </text:p>
              </text:list-header>
            </text:list>
          </table:table-cell>
        </table:table-row>
      </table:table>
      <text:p text:style-name="P5"/>
      <text:p text:style-name="P5"><text:s text:c="37"/></text:p>
      <text:p text:style-name="P5">Curso alternativo </text:p>
      <text:p text:style-name="P5">6.-El sistema lanza un mensaje de error si: los datos introducidos por el actor son incorrectos. 7.-En caso de que el actor le dé al botón de cancelar, se cancela la operación y se va a la pantalla inicial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sos de Uso: <text:span text:style-name="T22">Ventas</text:span></text:p>
      <text:p text:style-name="P5">Actor: <text:span text:style-name="T4">Vendedor</text:span><text:span text:style-name="T1"> </text:span></text:p>
      <text:p text:style-name="P28"><text:span text:style-name="T9">Propósito: </text:span><text:span text:style-name="T4">Realiza la venta o la emisión de un vuelo</text:span></text:p>
      <text:p text:style-name="P28"><text:span text:style-name="T9">Precondición: </text:span><text:span text:style-name="T4">No debe de haber ninguna operación en curso. </text:span></text:p>
      <text:p text:style-name="P28"><text:span text:style-name="T4"/></text:p>
      <text:p text:style-name="P28"><text:span text:style-name="T4"/></text:p>
      <text:p text:style-name="P5">Curso normal 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5"><text:span text:style-name="T7">Acciones del actor</text:span> <text:s text:c="2"/></text:p>
          </table:table-cell>
          <table:table-cell table:style-name="Tabla5.B1" office:value-type="string">
            <text:p text:style-name="P20"><text:span text:style-name="T9">Respuesta del sistema </text:span></text:p>
          </table:table-cell>
        </table:table-row>
        <table:table-row>
          <table:table-cell table:style-name="Tabla5.A2" office:value-type="string">
            <text:list xml:id="list185729481698812" text:continue-list="list185727359335548" text:style-name="L4">
              <text:list-item>
                <text:p text:style-name="P25"><text:span text:style-name="T11">-El actor llena el campo de </text:span><text:span text:style-name="T12">búsqueda de vuelos, </text:span><text:span text:style-name="T13">cantiaad de personas </text:span><text:span text:style-name="T12"><text:s/></text:span><text:span text:style-name="T11"><text:s/>y le da al enter. </text:span></text:p>
              </text:list-item>
            </text:list>
          </table:table-cell>
          <table:table-cell table:style-name="Tabla5.B2" office:value-type="string">
            <text:list xml:id="list2556537964" text:style-name="L7">
              <text:list-header>
                <text:p text:style-name="P29"><text:span text:style-name="T15"/></text:p>
              </text:list-header>
            </text:list>
          </table:table-cell>
        </table:table-row>
        <table:table-row>
          <table:table-cell table:style-name="Tabla5.A2" office:value-type="string">
            <text:list xml:id="list185728478539102" text:continue-numbering="true" text:style-name="L7">
              <text:list-header>
                <text:p text:style-name="P29"/>
              </text:list-header>
            </text:list>
          </table:table-cell>
          <table:table-cell table:style-name="Tabla5.B2" office:value-type="string">
            <text:list xml:id="list185727679326129" text:continue-numbering="true" text:style-name="L7">
              <text:list-header>
                <text:p text:style-name="P29"><text:span text:style-name="T16">2. <text:s text:c="3"/></text:span><text:span text:style-name="T18">El sistema comprueba que el destino introducido haya disponibilidad </text:span></text:p>
              </text:list-header>
            </text:list>
          </table:table-cell>
        </table:table-row>
        <table:table-row>
          <table:table-cell table:style-name="Tabla5.A2" office:value-type="string">
            <text:list xml:id="list185727519870839" text:continue-numbering="true" text:style-name="L7">
              <text:list-header>
                <text:p text:style-name="P38"><text:span text:style-name="T10"/></text:p>
              </text:list-header>
            </text:list>
          </table:table-cell>
          <table:table-cell table:style-name="Tabla5.B2" office:value-type="string">
            <text:list xml:id="list185729376689160" text:continue-numbering="true" text:style-name="L7">
              <text:list-header>
                <text:p text:style-name="P30"><text:span text:style-name="T13">3. <text:s text:c="3"/></text:span><text:span text:style-name="T11">El sistema </text:span><text:span text:style-name="T12">muestra por pantalla </text:span><text:span text:style-name="T13">los</text:span><text:span text:style-name="T12"> vuelo</text:span><text:span text:style-name="T13">s</text:span><text:span text:style-name="T12"> </text:span><text:span text:style-name="T13">disponibles </text:span></text:p>
              </text:list-header>
            </text:list>
          </table:table-cell>
        </table:table-row>
        <table:table-row>
          <table:table-cell table:style-name="Tabla5.A2" office:value-type="string">
            <text:list xml:id="list185728693503181" text:continue-numbering="true" text:style-name="L7">
              <text:list-header>
                <text:p text:style-name="P29"/>
              </text:list-header>
            </text:list>
          </table:table-cell>
          <table:table-cell table:style-name="Tabla5.B2" office:value-type="string">
            <text:list xml:id="list185729483799383" text:continue-numbering="true" text:style-name="L7">
              <text:list-header>
                <text:p text:style-name="P29"><text:span text:style-name="T10"/></text:p>
              </text:list-header>
            </text:list>
          </table:table-cell>
        </table:table-row>
        <table:table-row>
          <table:table-cell table:style-name="Tabla5.A2" office:value-type="string">
            <text:list xml:id="list185729160100848" text:continue-numbering="true" text:style-name="L7">
              <text:list-header>
                <text:p text:style-name="P10"><text:span text:style-name="T25">4 </text:span>.-El actor <text:span text:style-name="T25">elige el vuelo que quiere vender</text:span>. </text:p>
              </text:list-header>
            </text:list>
          </table:table-cell>
          <table:table-cell table:style-name="Tabla5.B2" office:value-type="string">
            <text:list xml:id="list185728871934850" text:continue-numbering="true" text:style-name="L7">
              <text:list-header>
                <text:p text:style-name="P29"/>
              </text:list-header>
            </text:list>
          </table:table-cell>
        </table:table-row>
        <table:table-row>
          <table:table-cell table:style-name="Tabla5.A2" office:value-type="string">
            <text:list xml:id="list185728924007228" text:continue-numbering="true" text:style-name="L7">
              <text:list-header>
                <text:p text:style-name="P29"/>
              </text:list-header>
            </text:list>
          </table:table-cell>
          <table:table-cell table:style-name="Tabla5.B2" office:value-type="string">
            <text:list xml:id="list185728486858117" text:continue-numbering="true" text:style-name="L7">
              <text:list-header>
                <text:p text:style-name="P10">6. <text:s text:c="2"/>El sistema <text:span text:style-name="T25">muestra por pantallas </text:span><text:s/><text:span text:style-name="T25">los datos a ingresar correspondientes a la cantidad de personas que eligio.</text:span></text:p>
              </text:list-header>
            </text:list>
          </table:table-cell>
        </table:table-row>
        <table:table-row>
          <table:table-cell table:style-name="Tabla5.A2" office:value-type="string">
            <text:list xml:id="list185727958049376" text:continue-numbering="true" text:style-name="L7">
              <text:list-header>
                <text:p text:style-name="P11"><text:span text:style-name="T25">7. <text:s text:c="3"/></text:span>El <text:span text:style-name="T25">actor ingresa los datos de los pasajeros y le da enter</text:span> </text:p>
              </text:list-header>
            </text:list>
          </table:table-cell>
          <table:table-cell table:style-name="Tabla5.B2" office:value-type="string">
            <text:list xml:id="list185729246025995" text:continue-numbering="true" text:style-name="L7">
              <text:list-header>
                <text:p text:style-name="P10"/>
              </text:list-header>
            </text:list>
          </table:table-cell>
        </table:table-row>
        <table:table-row>
          <table:table-cell table:style-name="Tabla5.A2" office:value-type="string">
            <text:list xml:id="list185727894103185" text:continue-numbering="true" text:style-name="L7">
              <text:list-header>
                <text:p text:style-name="P11"/>
              </text:list-header>
            </text:list>
          </table:table-cell>
          <table:table-cell table:style-name="Tabla5.B2" office:value-type="string">
            <text:list xml:id="list185729201027901" text:continue-numbering="true" text:style-name="L7">
              <text:list-header>
                <text:p text:style-name="P14">8. <text:s text:c="3"/>El sistema te muestra en la pantalla si quieres confirmar pasaje o cancelar</text:p>
              </text:list-header>
            </text:list>
          </table:table-cell>
        </table:table-row>
        <table:table-row>
          <table:table-cell table:style-name="Tabla5.A2" office:value-type="string">
            <text:list xml:id="list185728363991187" text:continue-numbering="true" text:style-name="L7">
              <text:list-header>
                <text:p text:style-name="P14">9. <text:s text:c="2"/>El actor decide si cancela o acepta</text:p>
              </text:list-header>
            </text:list>
          </table:table-cell>
          <table:table-cell table:style-name="Tabla5.B2" office:value-type="string">
            <text:list xml:id="list185727882554764" text:continue-numbering="true" text:style-name="L7">
              <text:list-header>
                <text:p text:style-name="P14"/>
              </text:list-header>
            </text:list>
          </table:table-cell>
        </table:table-row>
        <table:table-row>
          <table:table-cell table:style-name="Tabla5.A2" office:value-type="string">
            <text:list xml:id="list185727499984903" text:continue-numbering="true" text:style-name="L7">
              <text:list-header>
                <text:p text:style-name="P14"/>
              </text:list-header>
            </text:list>
          </table:table-cell>
          <table:table-cell table:style-name="Tabla5.B2" office:value-type="string">
            <text:list xml:id="list185728212535967" text:continue-numbering="true" text:style-name="L7">
              <text:list-header>
                <text:p text:style-name="P14">10. <text:s text:c="2"/>El sistema te muestra si quieres despachar vuelo o seguir vendiendo</text:p>
              </text:list-header>
            </text:list>
          </table:table-cell>
        </table:table-row>
        <table:table-row>
          <table:table-cell table:style-name="Tabla5.A12" office:value-type="string">
            <text:list xml:id="list185727552481486" text:continue-numbering="true" text:style-name="L7">
              <text:list-header>
                <text:p text:style-name="P14">11. <text:s text:c="2"/>El actor le da click en despachar o seguir vendiendo vuelo</text:p>
              </text:list-header>
            </text:list>
          </table:table-cell>
          <table:table-cell table:style-name="Tabla5.B12" office:value-type="string">
            <text:list xml:id="list185728980744053" text:continue-numbering="true" text:style-name="L7">
              <text:list-header>
                <text:p text:style-name="P14"/>
              </text:list-header>
            </text:list>
          </table:table-cell>
        </table:table-row>
      </table:table>
      <text:p text:style-name="P5"/>
      <text:p text:style-name="P5"><text:s text:c="37"/></text:p>
      <text:p text:style-name="P6">Curso alternativo </text:p>
      <text:p text:style-name="P6">2.-El sistema lanza un mensaje de aviso si: <text:span text:style-name="T25">no existe vuelos para esa búsqueda.</text:span> </text:p>
      <text:p text:style-name="P6">6.-El sistema lanza un mensaje de error si: el campo nombre, apellido, <text:span text:style-name="T25">dni, </text:span><text:s/>están vacíos o no contienen valores válido<text:span text:style-name="T25">s</text:span>. </text:p>
      <text:p text:style-name="P6"><text:span text:style-name="T25">6.</text:span>-En caso de que el actor le dé al botón de cancelar, se cancela la operación y se va a la pantalla inicial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Casos de Uso: <text:span text:style-name="T23">Cancelación de vuelos</text:span></text:p>
      <text:p text:style-name="P7">Actor: <text:span text:style-name="T4">Vendedor</text:span><text:span text:style-name="T1"> </text:span></text:p>
      <text:p text:style-name="P32"><text:span text:style-name="T9">Propósito: </text:span><text:span text:style-name="T4">Realiza</text:span><text:span text:style-name="T5">r</text:span><text:span text:style-name="T4"> </text:span><text:span text:style-name="T5">una cancelación</text:span></text:p>
      <text:p text:style-name="P32"><text:span text:style-name="T9">Precondición: </text:span><text:span text:style-name="T4">debe de haber </text:span><text:span text:style-name="T5">una emisión en</text:span><text:span text:style-name="T4"> curso. </text:span></text:p>
      <text:p text:style-name="P32"><text:span text:style-name="T4"/></text:p>
      <text:p text:style-name="P32"><text:span text:style-name="T4"/></text:p>
      <text:p text:style-name="P7">Curso normal 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P7"><text:span text:style-name="T7">Acciones del actor</text:span> <text:s text:c="2"/></text:p>
          </table:table-cell>
          <table:table-cell table:style-name="Tabla6.B1" office:value-type="string">
            <text:p text:style-name="P32"><text:span text:style-name="T8">Respuesta del sistema </text:span></text:p>
          </table:table-cell>
        </table:table-row>
        <table:table-row>
          <table:table-cell table:style-name="Tabla6.A2" office:value-type="string">
            <text:list xml:id="list1057201164" text:style-name="L9">
              <text:list-item>
                <text:p text:style-name="P33"><text:span text:style-name="T11">El actor desea realizar una cancelación de una operación en curso, puede ser una emisión o reemisión. </text:span></text:p>
              </text:list-item>
            </text:list>
          </table:table-cell>
          <table:table-cell table:style-name="Tabla6.B2" office:value-type="string">
            <text:list xml:id="list433833512" text:style-name="L8">
              <text:list-header>
                <text:p text:style-name="P31"><text:span text:style-name="T15"/></text:p>
              </text:list-header>
            </text:list>
          </table:table-cell>
        </table:table-row>
        <table:table-row>
          <table:table-cell table:style-name="Tabla6.A2" office:value-type="string">
            <text:list xml:id="list185729393186142" text:continue-numbering="true" text:style-name="L8">
              <text:list-header>
                <text:p text:style-name="P31"/>
              </text:list-header>
            </text:list>
          </table:table-cell>
          <table:table-cell table:style-name="Tabla6.B2" office:value-type="string">
            <text:list xml:id="list185729322083217" text:continue-numbering="true" text:style-name="L8">
              <text:list-header>
                <text:p text:style-name="P31"><text:span text:style-name="T16">2. <text:s text:c="3"/></text:span><text:span text:style-name="T18">-El sistema muestra un listado de operaciones. </text:span></text:p>
              </text:list-header>
            </text:list>
          </table:table-cell>
        </table:table-row>
        <table:table-row>
          <table:table-cell table:style-name="Tabla6.A2" office:value-type="string">
            <text:list xml:id="list185728635382815" text:continue-numbering="true" text:style-name="L8">
              <text:list-header>
                <text:p text:style-name="P12"><text:span text:style-name="T26">3. <text:s text:c="3"/></text:span>El actor observa el listado de operaciones y selecciona la operación que desea cancelar </text:p>
              </text:list-header>
            </text:list>
          </table:table-cell>
          <table:table-cell table:style-name="Tabla6.B2" office:value-type="string">
            <text:list xml:id="list185727711414064" text:continue-numbering="true" text:style-name="L8">
              <text:list-header>
                <text:p text:style-name="P31"><text:span text:style-name="T10"/></text:p>
              </text:list-header>
            </text:list>
          </table:table-cell>
        </table:table-row>
        <table:table-row>
          <table:table-cell table:style-name="Tabla6.A2" office:value-type="string">
            <text:list xml:id="list185728289847803" text:continue-numbering="true" text:style-name="L8">
              <text:list-header>
                <text:p text:style-name="P12"/>
              </text:list-header>
            </text:list>
          </table:table-cell>
          <table:table-cell table:style-name="Tabla6.B2" office:value-type="string">
            <text:list xml:id="list185729128349062" text:continue-numbering="true" text:style-name="L8">
              <text:list-header>
                <text:p text:style-name="P12"><text:span text:style-name="T26">4. <text:s text:c="2"/></text:span>El sistema muestra por pantalla los datos de la operación seleccionada. </text:p>
              </text:list-header>
            </text:list>
          </table:table-cell>
        </table:table-row>
        <table:table-row>
          <table:table-cell table:style-name="Tabla6.A2" office:value-type="string">
            <text:list xml:id="list185727873644788" text:continue-numbering="true" text:style-name="L8">
              <text:list-header>
                <text:p text:style-name="P12">5.-El actor le da al botón de cancelación de pasajero de la operación en curso. </text:p>
              </text:list-header>
            </text:list>
          </table:table-cell>
          <table:table-cell table:style-name="Tabla6.B2" office:value-type="string">
            <text:list xml:id="list185727600200826" text:continue-numbering="true" text:style-name="L8">
              <text:list-header>
                <text:p text:style-name="P12"/>
              </text:list-header>
            </text:list>
          </table:table-cell>
        </table:table-row>
        <table:table-row>
          <table:table-cell table:style-name="Tabla6.A2" office:value-type="string">
            <text:list xml:id="list185728153301612" text:continue-numbering="true" text:style-name="L8">
              <text:list-header>
                <text:p text:style-name="P12"/>
              </text:list-header>
            </text:list>
          </table:table-cell>
          <table:table-cell table:style-name="Tabla6.B2" office:value-type="string">
            <text:list xml:id="list185728113452658" text:continue-numbering="true" text:style-name="L8">
              <text:list-header>
                <text:p text:style-name="P12">6. <text:s/>El sistema muestra por pantalla los datos del pasajero a cancelar. </text:p>
              </text:list-header>
            </text:list>
          </table:table-cell>
        </table:table-row>
        <table:table-row>
          <table:table-cell table:style-name="Tabla6.A8" office:value-type="string">
            <text:list xml:id="list185729392319425" text:continue-numbering="true" text:style-name="L8">
              <text:list-header>
                <text:p text:style-name="P12"><text:span text:style-name="T26">7. <text:s text:c="2"/></text:span>El actor marca la casilla de cancelar de uno o de todos los pasajeros que deseen cancelar el billete. </text:p>
              </text:list-header>
            </text:list>
          </table:table-cell>
          <table:table-cell table:style-name="Tabla6.B2" office:value-type="string">
            <text:list xml:id="list185729110516494" text:continue-numbering="true" text:style-name="L8">
              <text:list-header>
                <text:p text:style-name="P15"/>
              </text:list-header>
            </text:list>
          </table:table-cell>
        </table:table-row>
      </table:table>
      <text:p text:style-name="P7"/>
      <text:p text:style-name="P7"><text:s text:c="37"/></text:p>
      <text:p text:style-name="P7">Curso alternativo </text:p>
      <text:p text:style-name="P7"><text:span text:style-name="T26">7</text:span>.-En caso que el actor le dé al botón de cancelar, se cancela la operación y se va a la pantalla inicial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Casos de Uso: <text:span text:style-name="T24">Despachar vuelos</text:span></text:p>
      <text:p text:style-name="P8">Actor: <text:span text:style-name="T4">Vendedor</text:span><text:span text:style-name="T1"> </text:span></text:p>
      <text:p text:style-name="P36"><text:span text:style-name="T9">Propósito: </text:span><text:span text:style-name="T4">Realiza</text:span><text:span text:style-name="T5"> </text:span><text:span text:style-name="T6">la tarea de despachar un vuelo</text:span></text:p>
      <text:p text:style-name="P36"><text:span text:style-name="T9">Precondición: </text:span><text:span text:style-name="T4">debe de haber </text:span><text:span text:style-name="T6">por lo menos un pasaje vendido en ese vuelo</text:span></text:p>
      <text:p text:style-name="P36"><text:span text:style-name="T4"/></text:p>
      <text:p text:style-name="P36"><text:span text:style-name="T4"/></text:p>
      <text:p text:style-name="P8">Curso normal 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P8"><text:span text:style-name="T7">Acciones del actor</text:span> <text:s text:c="2"/></text:p>
          </table:table-cell>
          <table:table-cell table:style-name="Tabla7.B1" office:value-type="string">
            <text:p text:style-name="P36"><text:span text:style-name="T8">Respuesta del sistema </text:span></text:p>
          </table:table-cell>
        </table:table-row>
        <table:table-row>
          <table:table-cell table:style-name="Tabla7.A2" office:value-type="string">
            <text:list xml:id="list185727749534493" text:continue-list="list1057201164" text:style-name="L9">
              <text:list-item text:start-value="1">
                <text:p text:style-name="P34"><text:span text:style-name="T14">Una vez vendido un vuelo </text:span><text:span text:style-name="T11">El actor desea </text:span><text:span text:style-name="T14">despachar un vuelo</text:span><text:span text:style-name="T11">. </text:span></text:p>
              </text:list-item>
            </text:list>
          </table:table-cell>
          <table:table-cell table:style-name="Tabla7.B2" office:value-type="string">
            <text:list xml:id="list511529996" text:style-name="L10">
              <text:list-header>
                <text:p text:style-name="P35"><text:span text:style-name="T15"/></text:p>
              </text:list-header>
            </text:list>
          </table:table-cell>
        </table:table-row>
        <table:table-row>
          <table:table-cell table:style-name="Tabla7.A2" office:value-type="string">
            <text:list xml:id="list185729296095415" text:continue-numbering="true" text:style-name="L10">
              <text:list-header>
                <text:p text:style-name="P35"/>
              </text:list-header>
            </text:list>
          </table:table-cell>
          <table:table-cell table:style-name="Tabla7.B2" office:value-type="string">
            <text:list xml:id="list185728541942042" text:continue-numbering="true" text:style-name="L10">
              <text:list-header>
                <text:p text:style-name="P35"><text:span text:style-name="T16">2. <text:s text:c="3"/></text:span><text:span text:style-name="T18">El sistema muestra </text:span><text:span text:style-name="T19">dos opciones, despachar vuelo o seguir vendiendo</text:span></text:p>
              </text:list-header>
            </text:list>
          </table:table-cell>
        </table:table-row>
        <table:table-row>
          <table:table-cell table:style-name="Tabla7.A4" office:value-type="string">
            <text:list xml:id="list185727426085847" text:continue-numbering="true" text:style-name="L10">
              <text:list-header>
                <text:p text:style-name="P13"><text:span text:style-name="T26">3. <text:s text:c="3"/>El actor decide despachar vuelo </text:span></text:p>
              </text:list-header>
            </text:list>
          </table:table-cell>
          <table:table-cell table:style-name="Tabla7.B2" office:value-type="string">
            <text:list xml:id="list185729218153889" text:continue-numbering="true" text:style-name="L10">
              <text:list-header>
                <text:p text:style-name="P35"><text:span text:style-name="T10"/></text:p>
              </text:list-header>
            </text:list>
          </table:table-cell>
        </table:table-row>
      </table:table>
      <text:p text:style-name="P8"/>
      <text:p text:style-name="P8"><text:s text:c="37"/></text:p>
      <text:p text:style-name="P8">Curso alternativo </text:p>
      <text:p text:style-name="P8"><text:span text:style-name="T27">2</text:span>.-En caso que el actor le dé al botón de cancelar, se cancela la operación y se va a la pantalla inicial. </text:p>
      <text:p text:style-name="P17">2. En caso que le de click en seguir vendiendo vuelve al principio de pantalla inicial</text:p>
      <text:p text:style-name="P17">3. En caso que se haya despachado vuelo se muestra un mensaje diciendo que la venta fue ok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45:48.559000000</meta:creation-date>
    <dc:date>2017-11-20T18:57:26.948000000</dc:date>
    <meta:editing-duration>PT10M21S</meta:editing-duration>
    <meta:editing-cycles>2</meta:editing-cycles>
    <meta:generator>LibreOffice/5.3.4.2$Windows_X86_64 LibreOffice_project/f82d347ccc0be322489bf7da61d7e4ad13fe2ff3</meta:generator>
    <meta:document-statistic meta:table-count="7" meta:image-count="0" meta:object-count="0" meta:page-count="7" meta:paragraph-count="125" meta:word-count="1186" meta:character-count="7162" meta:non-whitespace-character-count="5678"/>
  </office:meta>
</office:document-meta>
</file>